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>
        <style:tab-stops>
          <style:tab-stop style:type="left" style:position="1.5743in"/>
        </style:tab-stops>
      </style:paragraph-properties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Exam Stuff</text:p>
      <text:p text:style-name="Standard"/>
      <text:p text:style-name="Standard">- Algorithm analysis, detering algos based on iteration rates</text:p>
      <text:p text:style-name="P2"><text:tab/></text:p>
      <text:p text:style-name="Standard">- what is the run time complexity</text:p>
      <text:p text:style-name="Standard">- what does AA tell us?</text:p>
      <text:p text:style-name="Standard">- whats the difference between and<text:s/>within<text:s/>a given<text:s/>performance bucket?</text:p>
      <text:p text:style-name="Standard">basic terminology</text:p>
      <text:p text:style-name="Standard">- push, pop, leaf node, etc.</text:p>
      <text:p text:style-name="Standard"/>
      <text:p text:style-name="Standard">-<text:s/>virtual<text:s/>template, public/private</text:p>
      <text:p text:style-name="Standard">- how do pointers work</text:p>
      <text:p text:style-name="Standard">- difference<text:s/>between<text:s/>a pointer and a reference</text:p>
      <text:p text:style-name="Standard">- what does const do??</text:p>
      <text:p text:style-name="Standard"/>
      <text:p text:style-name="Standard">-<text:s/>given<text:s/>traversal, draw a tree</text:p>
      <text:p text:style-name="Standard">-delete node from a tree</text:p>
      <text:p text:style-name="Standard">-do a<text:s/>DFS/BFS</text:p>
      <text:p text:style-name="Standard">-draw a tree that is…</text:p>
      <text:p text:style-name="Standard">- what does a stack look like after the following operations</text:p>
      <text:p text:style-name="Standard"/>
      <text:p text:style-name="Standard">-need to know how to write all the DFS traversals</text:p>
      <text:p text:style-name="Standard">- syntax need not be perfect</text:p>
      <text:p text:style-name="Standard">- one question requires the use of a stack and/or queue</text:p>
      <text:p text:style-name="Standard"/>
      <text:p text:style-name="P3">pa1 and pa2</text:p>
      <text:p text:style-name="P4"/>
      <text:p text:style-name="Standard"><text:span text:style-name="T5"><draw:custom-shape svg:x="1.5173in" svg:y="1.9937in" svg:width="1.30833in" svg:height="1.43542in" draw:z-index="251658240" draw:id="id0" draw:style-name="a0" draw:name="Shape2" text:anchor-type="paragraph"><svg:title/><svg:desc/><text:p text:style-name="Normal"/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6"><draw:custom-shape svg:x="2.9646in" svg:y="1.9937in" svg:width="1.30833in" svg:height="1.43542in" draw:z-index="251659264" draw:id="id1" draw:style-name="a1" draw:name="Shape2" text:anchor-type="paragraph"><svg:title/><svg:desc/><text:p text:style-name="Normal"/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7"><draw:custom-shape svg:x="2.2362in" svg:y="0.6854in" svg:width="1.30833in" svg:height="1.43542in" draw:z-index="2" draw:id="id2" draw:style-name="a2" draw:name="Shape2" text:anchor-type="paragraph"><svg:title/><svg:desc/><text:p text:style-name="Normal"/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elanos</dc:creator>
    <meta:creation-date>2018-02-20T09:24:00Z</meta:creation-date>
    <dc:date>2018-02-25T19:59:00Z</dc:date>
    <meta:template xlink:href="Normal.dotm" xlink:type="simple"/>
    <meta:editing-cycles>10</meta:editing-cycles>
    <meta:editing-duration>PT3660S</meta:editing-duration>
    <meta:document-statistic meta:page-count="1" meta:paragraph-count="1" meta:word-count="102" meta:character-count="687" meta:row-count="4" meta:non-whitespace-character-count="586"/>
  </office:meta>
</office:document-meta>
</file>